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standard">
      <style:graphic-properties svg:stroke-width="0cm" svg:stroke-color="#ff3366" draw:marker-start-width="0.2cm" draw:marker-end-width="0.2cm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.1cm" svg:stroke-color="#ff3366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color="#ff3366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4" svg:x="-1.836cm" svg:y="5.001cm"/>
          <draw:glue-point draw:id="5" svg:x="5cm" svg:y="5.006cm"/>
          <draw:glue-point draw:id="6" svg:x="-3.446cm" svg:y="-4.998cm"/>
          <draw:glue-point draw:id="7" svg:x="3.388cm" svg:y="-4.998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ity</text:span></text:p>
        </draw:rect>
        <draw:custom-shape draw:style-name="gr2" draw:text-style-name="P3" xml:id="id43" draw:id="id43" draw:layer="layout" svg:width="2.87cm" svg:height="1.304cm" svg:x="2.83cm" svg:y="4.7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4" svg:x="5cm" svg:y="5.006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6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9" draw:id="id59" draw:layer="layout" svg:width="3.13cm" svg:height="2cm" svg:x="17.7cm" svg:y="1.698cm">
          <draw:glue-point draw:id="4" svg:x="5cm" svg:y="5.006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</draw:rect>
        <draw:rect draw:style-name="gr19" draw:text-style-name="P2" xml:id="id50" draw:id="id50" draw:layer="layout" svg:width="3.13cm" svg:height="2cm" svg:x="14.503cm" svg:y="16.855cm">
          <draw:glue-point draw:id="4" svg:x="5cm" svg:y="5.006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54" draw:id="id54" draw:layer="layout" svg:width="3.13cm" svg:height="1.869cm" svg:x="24.003cm" svg:y="16.921cm">
          <draw:glue-point draw:id="4" svg:x="5cm" svg:y="5.006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48" draw:id="id48" draw:layer="layout" svg:width="3.13cm" svg:height="3.021cm" svg:x="4.666cm" svg:y="16.345cm">
          <draw:glue-point draw:id="4" svg:x="5cm" svg:y="5.006cm"/>
          <draw:glue-point draw:id="5" svg:x="-3.194cm" svg:y="-4.991cm"/>
          <draw:glue-point draw:id="6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45" draw:id="id45" draw:layer="layout" svg:width="2.87cm" svg:height="1.304cm" svg:x="6.931cm" svg:y="4.696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7" svg:d="m8366 6000v970h-1v969">
          <text:p/>
        </draw:connector>
        <draw:custom-shape draw:style-name="gr2" draw:text-style-name="P3" xml:id="id46" draw:id="id46" draw:layer="layout" svg:width="4.673cm" svg:height="3.334cm" svg:x="12.397cm" svg:y="12.732cm">
          <text:p text:style-name="P1"><text:span text:style-name="T8">Participates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svg:x1="14.734cm" svg:y1="12.732cm" svg:x2="14.733cm" svg:y2="11.999cm" draw:start-shape="id46" draw:start-glue-point="4" draw:end-shape="id47" draw:end-glue-point="4" svg:d="m14734 12732v-366h-1v-367">
          <text:p/>
        </draw:connector>
        <draw:custom-shape draw:style-name="gr2" draw:text-style-name="P3" xml:id="id51" draw:id="id51" draw:layer="layout" svg:width="2.87cm" svg:height="1.971cm" svg:x="3.796cm" svg:y="12.962cm">
          <text:p text:style-name="P1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7.274cm" svg:y1="16.347cm" svg:x2="12.397cm" svg:y2="14.399cm" draw:start-shape="id48" draw:start-glue-point="6" draw:end-shape="id46" draw:end-glue-point="5" svg:d="m7274 16347v-1948h5123">
          <text:p/>
        </draw:connector>
        <draw:custom-shape draw:style-name="gr2" draw:text-style-name="P3" xml:id="id49" draw:id="id49" draw:layer="layout" svg:width="2.87cm" svg:height="1.971cm" svg:x="10cm" svg:y="16.87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8" draw:start-glue-point="1" draw:end-shape="id49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9" draw:start-glue-point="7" draw:end-shape="id50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4" draw:end-shape="id51" svg:d="m5232 11604v679h-1v679">
          <text:p/>
        </draw:connector>
        <draw:connector draw:style-name="gr10" draw:text-style-name="P1" draw:layer="layout" svg:x1="5.231cm" svg:y1="14.933cm" svg:x2="5.232cm" svg:y2="16.348cm" draw:start-shape="id51" draw:start-glue-point="6" draw:end-shape="id48" draw:end-glue-point="5" svg:d="m5231 14933v706h1v709">
          <text:p/>
        </draw:connector>
        <draw:custom-shape draw:style-name="gr2" draw:text-style-name="P3" xml:id="id52" draw:id="id52" draw:layer="layout" svg:width="2.87cm" svg:height="1.434cm" svg:x="17.83cm" svg:y="4.466cm">
          <text:p text:style-name="P1"><text:span text:style-name="T8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4.999cm" svg:y1="7.534cm" svg:x2="19.265cm" svg:y2="5.9cm" draw:start-shape="id47" draw:start-glue-point="5" draw:end-shape="id52" svg:d="m14999 7534v-817h4266v-817">
          <text:p/>
        </draw:connector>
        <draw:custom-shape draw:style-name="gr2" draw:text-style-name="P3" xml:id="id53" draw:id="id53" draw:layer="layout" svg:width="2.87cm" svg:height="1.971cm" svg:x="19.796cm" svg:y="16.87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50" draw:start-glue-point="1" draw:end-shape="id53" svg:d="m17633 17855h2163">
          <text:p/>
        </draw:connector>
        <draw:connector draw:style-name="gr5" draw:text-style-name="P1" draw:layer="layout" svg:x1="22.666cm" svg:y1="17.856cm" svg:x2="24.003cm" svg:y2="17.855cm" draw:start-shape="id53" draw:start-glue-point="7" draw:end-shape="id54" draw:end-glue-point="3" svg:d="m22666 17856h669v-1h668">
          <text:p/>
        </draw:connector>
        <draw:rect draw:style-name="gr19" draw:text-style-name="P2" xml:id="id56" draw:id="id56" draw:layer="layout" svg:width="3.13cm" svg:height="3cm" svg:x="17.666cm" svg:y="8.271cm">
          <draw:glue-point draw:id="4" svg:x="5cm" svg:y="5.006cm"/>
          <draw:glue-point draw:id="5" svg:x="5.003cm" svg:y="4.997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55" draw:id="id55" draw:layer="layout" svg:width="2.87cm" svg:height="1.9cm" svg:x="11.966cm" svg:y="8.821cm">
          <text:p text:style-name="P1"><text:span text:style-name="T5">isAdmit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333cm" svg:y1="9.771cm" svg:x2="11.966cm" svg:y2="9.771cm" draw:start-shape="id42" draw:start-glue-point="1" draw:end-shape="id55" draw:end-glue-point="5" svg:d="m9333 9771h2633">
          <text:p/>
        </draw:connector>
        <draw:connector draw:style-name="gr5" draw:text-style-name="P1" draw:layer="layout" svg:x1="14.836cm" svg:y1="9.771cm" svg:x2="17.666cm" svg:y2="9.771cm" draw:start-shape="id55" draw:start-glue-point="7" draw:end-shape="id56" draw:end-glue-point="3" svg:d="m14836 9771h2830">
          <text:p/>
        </draw:connector>
        <draw:custom-shape draw:style-name="gr15" draw:text-style-name="P1" xml:id="id47" draw:id="id47" draw:layer="layout" svg:width="19.666cm" svg:height="4.467cm" svg:x="2cm" svg:y="7.533cm">
          <draw:glue-point draw:id="4" svg:x="1.475cm" svg:y="5.001cm"/>
          <draw:glue-point draw:id="5" svg:x="1.61cm" svg:y="-4.998cm"/>
          <text:p/>
          <draw:enhanced-geometry svg:viewBox="0 0 21600 21600" draw:type="rectangle" draw:enhanced-path="M 0 0 L 21600 0 21600 21600 0 21600 0 0 Z N"/>
        </draw:custom-shape>
        <draw:rect draw:style-name="gr18" draw:text-style-name="P2" xml:id="id57" draw:id="id57" draw:layer="layout" svg:width="3.13cm" svg:height="2cm" svg:x="6.801cm" svg:y="1.698cm">
          <draw:glue-point draw:id="4" svg:x="5cm" svg:y="0cm"/>
          <draw:glue-point draw:id="5" svg:x="5cm" svg:y="5.006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</draw:rect>
        <draw:connector draw:style-name="gr7" draw:text-style-name="P1" draw:layer="layout" svg:x1="9.931cm" svg:y1="2.698cm" svg:x2="12.7cm" svg:y2="2.699cm" draw:start-shape="id57" draw:start-glue-point="4" draw:end-shape="id58" draw:end-glue-point="5" svg:d="m9931 2698h1385v1h1384">
          <text:p/>
        </draw:connector>
        <draw:custom-shape draw:style-name="gr2" draw:text-style-name="P3" xml:id="id58" draw:id="id58" draw:layer="layout" svg:width="2.87cm" svg:height="1.971cm" svg:x="12.7cm" svg:y="1.71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8" draw:start-glue-point="7" draw:end-shape="id59" draw:end-glue-point="3" svg:d="m15570 2699h1066v-1h1064">
          <text:p/>
        </draw:connector>
        <draw:frame draw:style-name="gr22" draw:text-style-name="P4" draw:layer="layout" svg:width="4.333cm" svg:height="1cm" svg:x="11.367cm" svg:y="7.766cm">
          <draw:text-box>
            <text:p><text:span text:style-name="T10">Admissions</text:span></text:p>
          </draw:text-box>
        </draw:frame>
        <draw:connector draw:style-name="gr5" draw:text-style-name="P1" draw:layer="layout" svg:x1="8.366cm" svg:y1="3.698cm" svg:x2="8.366cm" svg:y2="4.696cm" draw:start-shape="id57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265cm" svg:y2="4.466cm" draw:start-shape="id59" draw:start-glue-point="2" draw:end-shape="id52" draw:end-glue-point="4" svg:d="m19265 3698v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23:10:50.91</dc:date>
    <meta:editing-duration>P2DT2H12M9S</meta:editing-duration>
    <meta:editing-cycles>104</meta:editing-cycles>
    <dc:creator>Cudré Pascal Pascal</dc:creator>
    <meta:document-statistic meta:object-count="127"/>
  </office:meta>
</office:document-meta>
</file>